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adornments="Black" style:font-pitch="variable"/>
    <style:font-face style:name="Lato Light" svg:font-family="'Lato Light'" style:font-pitch="variable"/>
    <style:font-face style:name="YaleNew" svg:font-family="YaleNew" style:font-adornments="Roman" style:font-pitch="variable"/>
    <style:font-face style:name="yaledessmacap-webfont" svg:font-family="yaledessmacap-webfont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text-properties style:font-name="Lato Light" fo:font-size="9pt" style:font-size-asian="9pt" style:font-size-complex="9pt"/>
    </style:style>
    <style:style style:name="P2" style:family="paragraph" style:parent-style-name="Text_20_body">
      <style:text-properties officeooo:paragraph-rsid="004fc576"/>
    </style:style>
    <style:style style:name="P3" style:family="paragraph" style:parent-style-name="Text_20_body">
      <style:text-properties officeooo:paragraph-rsid="005167bf"/>
    </style:style>
    <style:style style:name="P4" style:family="paragraph" style:parent-style-name="Heading_20_1" style:master-page-name="HTML">
      <style:paragraph-properties style:page-number="auto"/>
    </style:style>
    <style:style style:name="T1" style:family="text">
      <style:text-properties officeooo:rsid="004a858f"/>
    </style:style>
    <style:style style:name="T2" style:family="text">
      <style:text-properties officeooo:rsid="0020b78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482b0" style:font-style-asian="italic" style:font-style-complex="italic"/>
    </style:style>
    <style:style style:name="T5" style:family="text">
      <style:text-properties fo:font-style="italic" officeooo:rsid="0042000f" style:font-style-asian="italic" style:font-style-complex="italic"/>
    </style:style>
    <style:style style:name="T6" style:family="text">
      <style:text-properties fo:font-style="italic" officeooo:rsid="002b0726" style:font-style-asian="italic" style:font-style-complex="italic"/>
    </style:style>
    <style:style style:name="T7" style:family="text">
      <style:text-properties fo:font-style="italic" officeooo:rsid="002c6239" style:font-style-asian="italic" style:font-style-complex="italic"/>
    </style:style>
    <style:style style:name="T8" style:family="text">
      <style:text-properties fo:font-style="italic" officeooo:rsid="00272eef" style:font-style-asian="italic" style:font-style-complex="italic"/>
    </style:style>
    <style:style style:name="T9" style:family="text">
      <style:text-properties fo:font-style="italic" officeooo:rsid="00328cd1" style:font-style-asian="italic" style:font-style-complex="italic"/>
    </style:style>
    <style:style style:name="T10" style:family="text">
      <style:text-properties fo:font-weight="bold" officeooo:rsid="003b7d82" style:font-weight-asian="bold" style:font-weight-complex="bold"/>
    </style:style>
    <style:style style:name="T11" style:family="text">
      <style:text-properties fo:font-weight="bold" officeooo:rsid="0042000f" style:font-weight-asian="bold" style:font-weight-complex="bold"/>
    </style:style>
    <style:style style:name="T12" style:family="text">
      <style:text-properties style:font-name="yaledessmacap-webfont"/>
    </style:style>
    <style:style style:name="T13" style:family="text">
      <style:text-properties style:font-name="yaledessmacap-webfont" fo:font-weight="normal" style:font-weight-asian="normal" style:font-weight-complex="normal"/>
    </style:style>
    <style:style style:name="T14" style:family="text">
      <style:text-properties officeooo:rsid="002148d8"/>
    </style:style>
    <style:style style:name="T15" style:family="text">
      <style:text-properties officeooo:rsid="0023145f"/>
    </style:style>
    <style:style style:name="T16" style:family="text">
      <style:text-properties officeooo:rsid="0025ffb0"/>
    </style:style>
    <style:style style:name="T17" style:family="text">
      <style:text-properties officeooo:rsid="0026e6ab"/>
    </style:style>
    <style:style style:name="T18" style:family="text">
      <style:text-properties officeooo:rsid="00272240"/>
    </style:style>
    <style:style style:name="T19" style:family="text">
      <style:text-properties officeooo:rsid="00279abd"/>
    </style:style>
    <style:style style:name="T20" style:family="text">
      <style:text-properties officeooo:rsid="00293f68"/>
    </style:style>
    <style:style style:name="T21" style:family="text">
      <style:text-properties officeooo:rsid="0029fbb1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b0726" style:font-style-asian="normal" style:font-style-complex="normal"/>
    </style:style>
    <style:style style:name="T24" style:family="text">
      <style:text-properties fo:font-style="normal" officeooo:rsid="0026e6ab" style:font-style-asian="normal" style:font-style-complex="normal"/>
    </style:style>
    <style:style style:name="T25" style:family="text">
      <style:text-properties fo:font-style="normal" officeooo:rsid="002c6239" style:font-style-asian="normal" style:font-style-complex="normal"/>
    </style:style>
    <style:style style:name="T26" style:family="text">
      <style:text-properties officeooo:rsid="002ce690"/>
    </style:style>
    <style:style style:name="T27" style:family="text">
      <style:text-properties officeooo:rsid="002ea21d"/>
    </style:style>
    <style:style style:name="T28" style:family="text">
      <style:text-properties officeooo:rsid="003060ce"/>
    </style:style>
    <style:style style:name="T29" style:family="text">
      <style:text-properties officeooo:rsid="0030694a"/>
    </style:style>
    <style:style style:name="T30" style:family="text">
      <style:text-properties officeooo:rsid="0031be49"/>
    </style:style>
    <style:style style:name="T31" style:family="text">
      <style:text-properties officeooo:rsid="003482b0"/>
    </style:style>
    <style:style style:name="T32" style:family="text">
      <style:text-properties officeooo:rsid="00364fda"/>
    </style:style>
    <style:style style:name="T33" style:family="text">
      <style:text-properties officeooo:rsid="00376a15"/>
    </style:style>
    <style:style style:name="T34" style:family="text">
      <style:text-properties officeooo:rsid="0038cbf7"/>
    </style:style>
    <style:style style:name="T35" style:family="text">
      <style:text-properties officeooo:rsid="003a8cd6"/>
    </style:style>
    <style:style style:name="T36" style:family="text">
      <style:text-properties officeooo:rsid="003b9b39"/>
    </style:style>
    <style:style style:name="T37" style:family="text">
      <style:text-properties officeooo:rsid="003c3d56"/>
    </style:style>
    <style:style style:name="T38" style:family="text">
      <style:text-properties officeooo:rsid="00408364"/>
    </style:style>
    <style:style style:name="T39" style:family="text">
      <style:text-properties officeooo:rsid="0042000f"/>
    </style:style>
    <style:style style:name="T40" style:family="text">
      <style:text-properties officeooo:rsid="0044115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2">J</text:span>esus Christ Super<text:span text:style-name="T2">s</text:span>tar</text:h>
      <text:p text:style-name="P3">rock opera script<text:line-break/>Lyrics: <text:span text:style-name="T13">Tim Rice<text:line-break/></text:span>Music: <text:s/><text:span text:style-name="T12">Andrew Webber</text:span></text:p>
      <text:h text:style-name="Heading_20_2" text:outline-level="2"><text:span text:style-name="T2">1. Overture</text:span><text:bookmark text:name="2"/><text:span text:style-name="T2"><text:line-break/></text:span>2. H<text:span text:style-name="T2">eaven on their minds</text:span></text:h>
      <text:p text:style-name="P3"><text:span text:style-name="T3">JUDAS<text:line-break/></text:span>My mind is clearer now — at last all too well<text:line-break/>I can see where we all soon will be.<text:line-break/>If you strip away the myth from the man<text:line-break/>You will see where we all soon <text:s/>will be.</text:p>
      <text:p text:style-name="P2">Jesus! You've started to believe<text:line-break/>The things they say of you,<text:line-break/>You really do believe<text:line-break/>This talk of God is true.<text:line-break/>And all the good you've done<text:line-break/>Will soon get swept away,<text:line-break/>You've begun to matter more<text:line-break/>Than the things you say.</text:p>
      <text:p text:style-name="P2">Listen, Jesus, I don't like what I see,<text:line-break/>All I ask is that you listen to me,<text:line-break/>And remember — I've been your right hand man all along.<text:line-break/>You have set them all on fire,<text:line-break/>They think they've found the new Messiah,<text:line-break/>And they'll hurt you when they find they're wrong.</text:p>
      <text:p text:style-name="P2">I remember when this whole thing began,<text:line-break/>No talk of God then — we called you a man.<text:line-break/>And believe me — my admiration for you hasn't died.<text:line-break/>But every word you say today<text:line-break/>Gets twisted round some other way,<text:line-break/>And they'll hurt you if they think you've lied.</text:p>
      <text:p text:style-name="P2">Nazareth, your famous son should have stayed a great unknown,<text:line-break/>Like his father carving wood — he'd have made good!<text:line-break/>Tables, chairs and oaken chests would have suited Jesus best,<text:line-break/>He'd have caused nobody harm — no-one alarm!</text:p>
      <text:p text:style-name="P2">Listen, Jesus, do you care for your race?<text:line-break/>Don't you see we must keep in our place?<text:line-break/>We are occupied — have you forgotten how put down we are?<text:line-break/>I am frightened by the crowd,<text:line-break/>For we are getting much too loud,<text:line-break/>And they'll crush us if we go too far.<text:line-break/>If we go too far...</text:p>
      <text:p text:style-name="P3">Listen, Jesus, to the warning I give,<text:line-break/>Please remember that I want us to live,<text:line-break/>But it's sad to see our chances weaking with every hour.<text:line-break/>All your followers are blind,<text:line-break/>Too much heaven on their minds,<text:line-break/>It was beautiful but now it's sour.</text:p>
      <text:h text:style-name="Heading_20_2" text:outline-level="2">3. W<text:span text:style-name="T14">hat’s the buzz?</text:span> (Bethany, Friday night)</text:h>
      <text:p text:style-name="P3"><text:span text:style-name="T3">APOSTLES<text:line-break/></text:span>What's the buzz? Tell me what's happening? <text:span text:style-name="T15">(×8)</text:span></text:p>
      <text:p text:style-name="P2"><text:soft-page-break/><text:span text:style-name="T3">JESUS<text:line-break/></text:span>Why should you want to know?<text:line-break/>Don't you mind about the future, don't you try to think ahead,<text:line-break/>Save tomorrow for tomorrow, think about today instead.</text:p>
      <text:p text:style-name="P2"><text:span text:style-name="T3">APOSTLES<text:line-break/></text:span>What's the buzz? Tell me what's happening? <text:span text:style-name="T15">(×4)</text:span></text:p>
      <text:p text:style-name="P2"><text:span text:style-name="T3">JESUS<text:line-break/></text:span>I could give you facts and figures,<text:line-break/>I could give you plans and forecasts,<text:line-break/>Even tell you where I'm going.</text:p>
      <text:p text:style-name="P2"><text:span text:style-name="T3">APOSTLES<text:line-break/></text:span>When do we ride into Jerusalem? <text:span text:style-name="T15">(×8)</text:span></text:p>
      <text:p text:style-name="P2"><text:span text:style-name="T3">JESUS<text:line-break/></text:span>Why should you want to know?<text:line-break/>Why are you obsessed with fighting<text:line-break/>Times and fates you can't defy?<text:line-break/>If you knew the path we're riding,<text:line-break/>You'd understand it less than I.</text:p>
      <text:p text:style-name="P2"><text:span text:style-name="T3">APOSTLES<text:line-break/></text:span>What's the buzz? Tell me what's happening? <text:span text:style-name="T15">(×4)</text:span></text:p>
      <text:p text:style-name="P2"><text:span text:style-name="T3">MARY MAGDALENE<text:line-break/></text:span>Let me try to cool down your face a bit. <text:span text:style-name="T15">(×8)</text:span></text:p>
      <text:p text:style-name="P2"><text:span text:style-name="T3">JESUS<text:line-break/></text:span>That feels nice, so nice ...<text:line-break/>Mary — oh — that is good.<text:line-break/>While you prattle through your supper -<text:line-break/>Where and when and who and how,<text:line-break/>She alone has tried to give me,<text:line-break/>What I need right here and now.</text:p>
      <text:p text:style-name="P3"><text:span text:style-name="T3">APOSTLES<text:line-break/></text:span>What's the buzz? Tell me what's happening? <text:span text:style-name="T15">(×12)</text:span></text:p>
      <text:h text:style-name="Heading_20_2" text:outline-level="2">4. <text:span text:style-name="T15">Strange thing mystifying</text:span></text:h>
      <text:p text:style-name="P2"><text:span text:style-name="T3">JUDAS<text:line-break/></text:span>It seems to me a strange thing, mystifying,<text:line-break/>That a man like you can waste his time<text:line-break/>On women of her kind.<text:line-break/>Yes I can understand that she amuses,<text:line-break/>But to let her stroke you, kiss your hair,<text:line-break/>Is hardly in your line.<text:line-break/>It's not that I object to her profession,<text:line-break/>But she doesn't fit in well<text:line-break/>With what you teach and say.<text:line-break/>It doesn't help us if you're inconsistent,<text:line-break/>They only need a small excuse,<text:line-break/>To put us all away.</text:p>
      <text:p text:style-name="P2"><text:span text:style-name="T3">JESUS<text:line-break/></text:span>Who are you to criticize her?<text:line-break/>Who are you to despise her?<text:line-break/>Leave her, leave her, let her be now,<text:line-break/>Leave her, leave her, she's with me now.<text:line-break/>If your slate is clean — then you can throw stones,<text:line-break/>If your slate is not then leave her alone!</text:p>
      <text:p text:style-name="P2">I'm amazed that men like you can be so shallow thick and slow,<text:line-break/>There is not a man among you who knows or cares if I come or go.</text:p>
      <text:p text:style-name="P2"><text:soft-page-break/><text:span text:style-name="T3">ALL</text:span> (<text:span text:style-name="T3">SAVE</text:span> <text:span text:style-name="T3">JUDAS</text:span>)<text:line-break/>No you're wrong! You're very wrong! <text:span text:style-name="T15">(×4)</text:span></text:p>
      <text:p text:style-name="P2">How can you say that? <text:span text:style-name="T15">(×4)</text:span></text:p>
      <text:p text:style-name="P2"><text:span text:style-name="T3">JESUS<text:line-break/></text:span>Not one — not one of you!</text:p>
      <text:p text:style-name="P2"><text:span text:style-name="T3">MARY MAGDALENE<text:line-break/></text:span>Try not to get worried, try not to turn on to<text:line-break/>Problems that upset you, oh, don't you know<text:line-break/>Everything's alrigth, yes, everything's fine,<text:line-break/>And we want you to sleep well tonight,<text:line-break/>Let the world turn without you tonight,<text:line-break/>If we try we'll get by so forget all about us tonight.</text:p>
      <text:p text:style-name="P2"><text:span text:style-name="T3">APOSTLES' WOMEN<text:line-break/></text:span>Everything's alright, yes. <text:span text:style-name="T15">(×2)</text:span></text:p>
      <text:p text:style-name="P2"><text:span text:style-name="T3">MARY MAGDALENE<text:line-break/></text:span>Sleep and I shall soothe you, calm you and anoint you<text:line-break/>Myrrh for your hot forehead, oh, then you'll feel<text:line-break/>Everything's alright, yes, everything's fine.<text:line-break/>And it's cool and the ointment's sweet,<text:line-break/>For the fire in your head and feet.<text:line-break/>Close your eyes, close your eyes,<text:line-break/>And relax think of nothing tonight...</text:p>
      <text:p text:style-name="P2"><text:span text:style-name="T3">APOSTLES' WOMEN<text:line-break/></text:span>Everything's alright, yes. <text:span text:style-name="T15">(×2)</text:span></text:p>
      <text:p text:style-name="P2"><text:span text:style-name="T3">JUDAS<text:line-break/></text:span>Woman your fine ointment — brand new and expensive<text:line-break/>Could have been saved for the poor.<text:line-break/>Why has it been wasted?<text:line-break/>We could have raised maybe<text:line-break/>Three hundred silver pieces or more.<text:line-break/>People who are hungry, people who are starving<text:line-break/>Matter more than your feet and hair.</text:p>
      <text:p text:style-name="P2"><text:span text:style-name="T3">MARY MAGDALENE<text:line-break/></text:span>Try not to get worried, try not to turn on to<text:line-break/>Problems that upset you, oh, don't you know<text:line-break/>Everything's alrigth, yes, everything's fine,<text:line-break/>And we want you to sleep well tonight,<text:line-break/>Let the world turn without you tonight,<text:line-break/>If we try we'll get by so forget all about us tonight.</text:p>
      <text:p text:style-name="P2"><text:span text:style-name="T3">APOSTLES' WOMEN<text:line-break/></text:span>Everything's alright, yes. <text:span text:style-name="T15">(×2)</text:span></text:p>
      <text:p text:style-name="P2"><text:span text:style-name="T3">JESUS<text:line-break/></text:span>Surely you're not saying we have the resources<text:line-break/>To save the poor from their lot?<text:line-break/>They will be poor always, pathetically struggling -<text:line-break/>Look at the good things you've got !<text:line-break/>Think ! while you still have me.<text:line-break/>Move ! while you still see me.<text:line-break/>You'll be lost, you'll be so sorry when I'm gone.</text:p>
      <text:p text:style-name="P2"><text:span text:style-name="T3">MARY MAGDALENE<text:line-break/></text:span>Sleep and I shall soothe you, calm you and anoint you<text:line-break/>Myrrh for your hot forehead, oh, then you'll feel<text:line-break/>Everything's alright, yes, everything's fine.<text:line-break/>And it's cool and the ointment's sweet,<text:line-break/>For the fire in your head and feet.<text:line-break/>Close your eyes, close your eyes,<text:line-break/>And relax think of nothing tonight...</text:p>
      <text:p text:style-name="P3"><text:soft-page-break/><text:span text:style-name="T3">ALL<text:line-break/></text:span>Everything's alright, yes. <text:span text:style-name="T15">(×2)</text:span></text:p>
      <text:h text:style-name="Heading_20_2" text:outline-level="2">5. <text:span text:style-name="T16">This Jesus must die </text:span>(Jerusalem, Sunday)</text:h>
      <text:p text:style-name="P2"><text:span text:style-name="T3">PRIEST 1<text:line-break/></text:span>Good Caiaphas the council waits for you,<text:line-break/>The Pharisees and priests are here for you.</text:p>
      <text:p text:style-name="P2"><text:span text:style-name="T3">CAIAPHAS<text:line-break/></text:span>Ah, gentlemen, you know why we are here,<text:line-break/>We've not much time and quite a problem here.</text:p>
      <text:p text:style-name="P2"><text:span text:style-name="T3">MOB (outside)<text:line-break/></text:span>Hosanna! Superstar! <text:span text:style-name="T17">(×4)</text:span></text:p>
      <text:p text:style-name="P2"><text:span text:style-name="T3">ANNAS<text:line-break/></text:span>Listen to that howling mob of blockheads in the street!<text:line-break/>A trick or two with lepers and the whole town's on its feet.</text:p>
      <text:p text:style-name="P2"><text:span text:style-name="T3">ALL<text:line-break/></text:span>He is dangerous!</text:p>
      <text:p text:style-name="P2"><text:span text:style-name="T3">MOB (outside)<text:line-break/></text:span>Jesus Christ Superstar!</text:p>
      <text:p text:style-name="P2"><text:span text:style-name="T3">ALL<text:line-break/></text:span>He is dangerous!</text:p>
      <text:p text:style-name="P2"><text:span text:style-name="T3">MOB (outside)<text:line-break/></text:span>Tell us that you're who they say you are.</text:p>
      <text:p text:style-name="P2"><text:span text:style-name="T3">PRIEST 2<text:line-break/></text:span>That man is in town right now to whip up some support.</text:p>
      <text:p text:style-name="P2"><text:span text:style-name="T3">PRIEST 3<text:line-break/></text:span>A rabble rousing mission that I think we must abort.</text:p>
      <text:p text:style-name="P2"><text:span text:style-name="T3">ALL<text:line-break/></text:span>He is dangerous!</text:p>
      <text:p text:style-name="P2"><text:span text:style-name="T3">MOB (outside)<text:line-break/></text:span>Jesus Christ Superstar!</text:p>
      <text:p text:style-name="P2"><text:span text:style-name="T3">ALL<text:line-break/></text:span>He is dangerous!</text:p>
      <text:p text:style-name="P2"><text:span text:style-name="T3">PRIEST 4<text:line-break/></text:span>Look Caiaphas — they're right outside our yard!</text:p>
      <text:p text:style-name="P2"><text:span text:style-name="T3">PRIEST 5<text:line-break/></text:span>Quick Caiaphas — go call the Roman guard!</text:p>
      <text:p text:style-name="P2"><text:span text:style-name="T3">CAIAPHAS<text:line-break/></text:span>No wait — we need a more permanent solution to our problem...</text:p>
      <text:p text:style-name="P2"><text:span text:style-name="T3">ANNAS<text:line-break/></text:span>What then to do about Jesus of Nazareth?<text:line-break/>Miracle wonderman — hero of fools?</text:p>
      <text:p text:style-name="P2"><text:span text:style-name="T3">PRIEST 6<text:line-break/></text:span>No riots, no army, no fighting, no slogans,</text:p>
      <text:p text:style-name="P2"><text:span text:style-name="T3">CAIAPHAS<text:line-break/></text:span>One thing I'll say for him — Jesus is cool.</text:p>
      <text:p text:style-name="P2"><text:span text:style-name="T3">ANNAS<text:line-break/></text:span>We dare not leave him to his own devices,<text:line-break/>His half-witted fans will get out of control.</text:p>
      <text:p text:style-name="P2"><text:span text:style-name="T3">PRIEST 3<text:line-break/></text:span>But how can we stop him? His glamour increases,<text:line-break/>By leaps every minute — he's top of the poll.</text:p>
      <text:p text:style-name="P2"><text:span text:style-name="T3">CAIAPHAS<text:line-break/></text:span>I see bad things arising — the crowd crown him king,<text:line-break/>Which the Romans would ban.<text:line-break/>I see blood and destruction,<text:line-break/><text:soft-page-break/>Our elimination because of one man.<text:line-break/>Blood and destruction because of one man.</text:p>
      <text:p text:style-name="P2"><text:span text:style-name="T3">ALL<text:line-break/></text:span>Because, because, because of one man.</text:p>
      <text:p text:style-name="P2"><text:span text:style-name="T3">CAIAPHAS<text:line-break/></text:span>Our elimination because of one man.</text:p>
      <text:p text:style-name="P2"><text:span text:style-name="T3">ALL<text:line-break/></text:span>Because, because, because of one,<text:line-break/>'Cause of one, 'cause of one man.</text:p>
      <text:p text:style-name="P2"><text:span text:style-name="T3">PRIEST 3<text:line-break/></text:span>What then to do about this Jesusmania?</text:p>
      <text:p text:style-name="P2"><text:span text:style-name="T3">ANNAS<text:line-break/></text:span>How do we deal with the carpenter king?</text:p>
      <text:p text:style-name="P2"><text:span text:style-name="T3">PRIEST 3<text:line-break/></text:span>Where do we start with a man who is bigger,<text:line-break/>Than John was when John did his Baptism thing?</text:p>
      <text:p text:style-name="P2"><text:span text:style-name="T3">CAIAPHAS<text:line-break/></text:span>Fools! You have no perception!<text:line-break/>The stakes we are gambling are frighteningly high!<text:line-break/>We must crush him completely -<text:line-break/>So like John before him, this Jesus must die.<text:line-break/>For the sake of the nation this Jesus must die.</text:p>
      <text:p text:style-name="P2"><text:span text:style-name="T3">ALL<text:line-break/></text:span>Must die, must die, this Jesus must die.</text:p>
      <text:p text:style-name="P2"><text:span text:style-name="T3">CAIAPHAS<text:line-break/></text:span>So like John before him, this Jesus must die.</text:p>
      <text:p text:style-name="P2"><text:span text:style-name="T3">ALL<text:line-break/></text:span>Must die, must die, this Jesus must,<text:line-break/>Jesus must, Jesus must die!</text:p>
      <text:h text:style-name="Heading_20_2" text:outline-level="2">6. H<text:span text:style-name="T17">osanna</text:span></text:h>
      <text:p text:style-name="P2"><text:span text:style-name="T3">CROWD<text:line-break/></text:span>Hosanna, Heysanna, Sanna Sanna Ho,<text:line-break/>Sanna Hey, Sanna Ho, Sanna.<text:line-break/>Hey. JC, JC, won't you smile at me?<text:line-break/>Sanna Ho, Sanna Hey, Superstar.</text:p>
      <text:p text:style-name="P2"><text:span text:style-name="T3">CAIAPHAS<text:line-break/></text:span>Tell the rabble to be quiet we anticipate a riot.<text:line-break/>This common crowd is much too loud.<text:line-break/>Tell the mob who sing your song<text:line-break/>That they are fools and they are wrong.<text:line-break/>They are a curse, they should disperse.</text:p>
      <text:p text:style-name="P2"><text:span text:style-name="T3">CROWD<text:line-break/></text:span>Hosanna, Heysanna, Sanna Sanna Ho,<text:line-break/>Sanna Hey, Sanna Ho, Sanna.<text:line-break/>Hey. JC, JC, you're alright by me,<text:line-break/>Sanna Ho, Sanna Hey, Superstar.</text:p>
      <text:p text:style-name="P2"><text:span text:style-name="T3">JESUS<text:line-break/></text:span>Why waste your breath moaning at the crowd?<text:line-break/>Nothing can be done to stop the shouting.<text:line-break/>If every tongue were still the noise would still continue,<text:line-break/>The rocks and stones themselves would start to sing :</text:p>
      <text:p text:style-name="P2"><text:span text:style-name="T3">CROWD</text:span> (with <text:span text:style-name="T3">JESUS</text:span>)<text:line-break/>Hosanna, Heysanna, Sanna Sanna Ho,<text:line-break/>Sanna Hey, Sanna Ho, Sanna.<text:line-break/><text:soft-page-break/>Hey. JC, JC, won't you fight for me?<text:line-break/>Sanna Ho, Sanna Hey, Superstar.</text:p>
      <text:h text:style-name="Heading_20_2" text:outline-level="2">7. S<text:span text:style-name="T18">imon Zealotes</text:span></text:h>
      <text:p text:style-name="P2"><text:span text:style-name="T3">CROWD<text:line-break/></text:span><text:span text:style-name="T8">Refrain:<text:line-break/></text:span>Christ, you know I love you,<text:line-break/>Did you see I waved?<text:line-break/>I believe in you and God,<text:line-break/>So tell me that I'm saved. <text:span text:style-name="T17">(×2)</text:span></text:p>
      <text:p text:style-name="P2">Jesus, I am with you,<text:line-break/>Touch me, touch me, Jesus.<text:line-break/>Jesus, I am on your side,<text:line-break/>Kiss me, kiss me, Jesus.</text:p>
      <text:p text:style-name="P2"><text:span text:style-name="T3">SIMON ZEALOTES<text:line-break/></text:span>Christ, what more do you need to convince you,<text:line-break/>That you've made it and you're easily as strong.<text:line-break/>As the fifth from Rome who rape out country,<text:line-break/>And who've terrorized our people for so long?</text:p>
      <text:p text:style-name="P2"><text:span text:style-name="T3">CROWD<text:line-break/></text:span><text:span text:style-name="T8">Refrain.</text:span></text:p>
      <text:p text:style-name="P2"><text:span text:style-name="T3">SIMON ZEALOTES<text:line-break/></text:span>There must be over fifty thousand<text:line-break/>Screaming love and more for you.<text:line-break/>Eveyone of fifty thousand<text:line-break/>Would do whatever you ask him to.</text:p>
      <text:p text:style-name="P2">Keep them yelling devotion,<text:line-break/>But add a touch of hate at Rome.<text:line-break/>You will rise to greater power,<text:line-break/>We will win ourselves a home,<text:line-break/>You'll get the power and the glory,<text:line-break/>For ever and ever and ever! <text:span text:style-name="T17">(×3)<text:line-break/></text:span>Amen ! Amen !</text:p>
      <text:h text:style-name="Heading_20_2" text:outline-level="2">8. P<text:span text:style-name="T19">oor Jerusalem</text:span></text:h>
      <text:p text:style-name="P2"><text:span text:style-name="T3">JESUS<text:line-break/></text:span>Neither you, Simon, nor the fifty thousand,<text:line-break/>Nor the Romans, nor the Jews,<text:line-break/>Nor Judas, nor the twelwe,<text:line-break/>Nor the priests, nor the scribes,<text:line-break/>Nor doomed Jerusalem itself,<text:line-break/>Understand what power is,<text:line-break/>Understand what glory is,<text:line-break/>Understand at all...understand at all.</text:p>
      <text:p text:style-name="P2">If you knew all that I knew, my poor Jerusalem,<text:line-break/>You'd see the truth, but you close your eyes,<text:line-break/>But you close your eyes.<text:line-break/>While you live your troubles are many, poor Jerusalem,<text:line-break/>To conquer death you only have to die,<text:line-break/>You only have to die.</text:p>
      <text:h text:style-name="Heading_20_2" text:outline-level="2"><text:soft-page-break/>9. <text:span text:style-name="T20">Pilate’s dream </text:span>(Pontius Pilate's house, Monday)</text:h>
      <text:p text:style-name="P2"><text:span text:style-name="T3">PILATE<text:line-break/></text:span>I dreamed I met a Galilean,<text:line-break/>A most amazing man.<text:line-break/>He had that look you very rarely find<text:line-break/>The haunting hunted kind.</text:p>
      <text:p text:style-name="P2">I asked him to say what had happened,<text:line-break/>How it all began.<text:line-break/>I asked again — he never said a word,<text:line-break/>As if he hadn't heard.</text:p>
      <text:p text:style-name="P2">And next the room was full of wild and angry men,<text:line-break/>They seemed to hate this man — they fell on him and then,<text:line-break/>They disappeared again.</text:p>
      <text:p text:style-name="P2">Then I saw thousands of millions,<text:line-break/>Crying for this man.<text:line-break/>And then I heard them mentioning my name,<text:line-break/>And leaving me the blame.</text:p>
      <text:h text:style-name="Heading_20_2" text:outline-level="2">10. T<text:span text:style-name="T21">he temple</text:span></text:h>
      <text:p text:style-name="P2"><text:span text:style-name="T3">MONEYLENDERS AND MERCHANTS<text:line-break/></text:span><text:span text:style-name="T6">Refrain:<text:line-break/></text:span>Roll on up — for my price is down,<text:line-break/>Come on in — for the best in town,<text:line-break/>Take your pick of the finest wine,<text:line-break/>Lay your bets on this bird of mine. <text:s/><text:span text:style-name="T17">(×2)</text:span></text:p>
      <text:p text:style-name="P2">Name your price I got everything,<text:line-break/>Come and buy it's all going fast.<text:line-break/>Borrow cash on the finest terms,<text:line-break/>Hurry now while stocks still last.</text:p>
      <text:p text:style-name="P2"><text:span text:style-name="T6">Refrain.</text:span><text:span text:style-name="T23"> <text:s/>(×2)</text:span></text:p>
      <text:p text:style-name="P2"><text:span text:style-name="T3">JESUS<text:line-break/></text:span>My temple should be a house of prayer,<text:line-break/>But you have made it a den of thieves.<text:line-break/>Get out! Get out!</text:p>
      <text:p text:style-name="P2">My time is almost through,<text:line-break/>Little left to do,<text:line-break/>After all I've tried for three years,<text:line-break/>Seems like thirty,<text:line-break/>Seems like thirty.</text:p>
      <text:p text:style-name="P2"><text:span text:style-name="T3">LEPERS<text:line-break/></text:span><text:span text:style-name="T7">Refrain:<text:line-break/></text:span>See my eyes — I can hardly see,<text:line-break/>See me stand — I can hardly walk,<text:line-break/>I believe you can make me whole,<text:line-break/>See my tongue — I can hardly talk.</text:p>
      <text:p text:style-name="P2">See my skin — I'm a mass of blood,<text:line-break/>See my legs — I can hardly stand,<text:line-break/>I believe you can make me well,<text:line-break/>See my purse — I'm a poor poor man.</text:p>
      <text:p text:style-name="P2">Will you touch will you mend me, Christ?<text:line-break/>Won't you touch will you heal me, Christ?<text:line-break/>Will you kiss you can cure me, Christ?<text:line-break/>Won't you kiss won't you pay me, Christ?</text:p>
      <text:p text:style-name="P2"><text:span text:style-name="T7">Refrain.</text:span><text:span text:style-name="T25"> </text:span><text:span text:style-name="T24">(×</text:span><text:span text:style-name="T25">3</text:span><text:span text:style-name="T24">)</text:span></text:p>
      <text:p text:style-name="P2"><text:soft-page-break/><text:span text:style-name="T3">JESUS<text:line-break/></text:span>There's too many of you — don't push me<text:line-break/>There's too litte of me — don't crowd me<text:line-break/>Heal yourselves</text:p>
      <text:h text:style-name="Heading_20_2" text:outline-level="2">11. E<text:span text:style-name="T26">verything’s alright</text:span></text:h>
      <text:p text:style-name="P2"><text:span text:style-name="T3">MARY MAGDALENE<text:line-break/></text:span>Try not to get worried, try not to turn on to<text:line-break/>Problems that upset you, oh, don't you know<text:line-break/>Everything's alright, yes, everything's fine,</text:p>
      <text:p text:style-name="P2"><text:span text:style-name="T3">JESUS<text:line-break/></text:span>And I think I shall sleep well tonight,<text:line-break/>Let the world turn without me tonight.</text:p>
      <text:p text:style-name="P2"><text:span text:style-name="T3">MARY MAGDALENE<text:line-break/></text:span>Close your eyes, close your eyes,<text:line-break/>And forget all about us tonight.</text:p>
      <text:h text:style-name="Heading_20_2" text:outline-level="2">12. D<text:span text:style-name="T27">on’t know how to love him</text:span></text:h>
      <text:p text:style-name="P2"><text:span text:style-name="T3">MARY MAGDALENE<text:line-break/></text:span>I don't know how to love him,<text:line-break/>What to do how to move him.<text:line-break/>I've been changed, yes, really changed,<text:line-break/>In these past few days when I've seen myself,<text:line-break/>I seem like someone else.</text:p>
      <text:p text:style-name="P2">I don't know how to take this,<text:line-break/>I don't see why he moves me.<text:line-break/>He's a man, he's just a man,<text:line-break/>And I've had so many men before<text:line-break/>In very many ways,<text:line-break/>He's just one more.</text:p>
      <text:p text:style-name="P2">Should I bring him down, should I scream and shout,<text:line-break/>Should I speak of love, let my feelings out.<text:line-break/>I never thought I'd come to this — what's it all about.</text:p>
      <text:p text:style-name="P2">Don't you think it's rather funny,<text:line-break/>I should be in this position.<text:line-break/>I'm the one who's always been<text:line-break/>So calm, so cool, no lover's fool,<text:line-break/>Running every show,<text:line-break/>He scares me so.</text:p>
      <text:p text:style-name="P2">I never thought I'd come to this — what's it all about.</text:p>
      <text:p text:style-name="P2">Yet, if he said he loved me,<text:line-break/>I'd be lost, I'd be frightened.<text:line-break/>I couldn't cope, just couldn't cope,<text:line-break/>I'd turn my head, I'd back away,<text:line-break/>I wouldn't want to know,<text:line-break/>He scares me so,<text:line-break/>I want him so,<text:line-break/>I love him so.</text:p>
      <text:h text:style-name="Heading_20_2" text:outline-level="2">13. D<text:span text:style-name="T28">amned for all time</text:span> (Tuesday)</text:h>
      <text:p text:style-name="P2"><text:span text:style-name="T3">JUDAS<text:line-break/></text:span>Now if I help you it matters that you see,<text:line-break/>These sordid kind of things are coming hard to me.<text:line-break/>It's taken me some time to work out what to do,<text:line-break/>I weighed the whole thing up before I came to you.<text:line-break/><text:soft-page-break/>I have no thought at all about my own reward,<text:line-break/>I really didn't come here of my own accord,<text:line-break/>Just don't say I'm damned for all time.</text:p>
      <text:p text:style-name="P2">I came because I had to I'm the one who saw -<text:line-break/>Jesus can't control it like he did before.<text:line-break/>And further more I know that Jesus thinks so too,<text:line-break/>Jesus wouldn't mind that I was here with you.<text:line-break/>I have no thought at all about my own reward,<text:line-break/>I really didn't come here of my own accord,<text:line-break/>Just don't say I'm damned for all time.</text:p>
      <text:p text:style-name="P2">Annas, you're a friend, a worldly man and wise.<text:line-break/>Caiaphas, my friend, I know you sympathise.<text:line-break/>Why are we the prophets? Why are we the ones?<text:line-break/>Who see the sad solution — know what must be done.<text:line-break/>I have no thought at all about my own reward,<text:line-break/>I really didn't come here of my own accord,<text:line-break/>Just don't say I'm damned for all time.</text:p>
      <text:p text:style-name="P2"><text:span text:style-name="T3">ANNAS<text:line-break/></text:span>Cut the protesting, forget the excuses,<text:line-break/>We want information, get up off the floor!</text:p>
      <text:p text:style-name="P2"><text:span text:style-name="T3">CAIAPHAS<text:line-break/></text:span>We have the papers, we need to arrest him,<text:line-break/>You know his movements — we know the law.</text:p>
      <text:p text:style-name="P2"><text:span text:style-name="T3">ANNAS<text:line-break/></text:span>Your help in this matter won't go unrewarded.</text:p>
      <text:p text:style-name="P2"><text:span text:style-name="T3">CAIAPHAS<text:line-break/></text:span>We'll pay you in silver — cash on the nail.<text:line-break/>We just need to know where the soldiers can find him.</text:p>
      <text:p text:style-name="P2"><text:span text:style-name="T3">ANNAS<text:line-break/></text:span>With no crowd around him,</text:p>
      <text:p text:style-name="P2"><text:span text:style-name="T3">CAIAPHAS<text:line-break/></text:span>Then we can't fail!</text:p>
      <text:h text:style-name="Heading_20_2" text:outline-level="2">14. B<text:span text:style-name="T29">lood money</text:span></text:h>
      <text:p text:style-name="P2"><text:span text:style-name="T3">JUDAS<text:line-break/></text:span>I don't need your blood money!</text:p>
      <text:p text:style-name="P2"><text:span text:style-name="T3">ANNAS<text:line-break/></text:span>Oh, that doesn't matter, our expenses are good!</text:p>
      <text:p text:style-name="P2"><text:span text:style-name="T3">JUDAS<text:line-break/></text:span>I don't want your blood money!</text:p>
      <text:p text:style-name="P2"><text:span text:style-name="T3">ANNAS<text:line-break/></text:span>But you might as well take it — we think that you should.</text:p>
      <text:p text:style-name="P2"><text:span text:style-name="T3">CAIAPHAS<text:line-break/></text:span>Think of the things you can do with that money,<text:line-break/>Choose any charity — give to the poor.<text:line-break/>We've noted your motives — we've noted your feelings,<text:line-break/>This isn't blood money — it's a fee nothing,<text:line-break/>Fee nothing, fee nothing more...</text:p>
      <text:p text:style-name="P2"><text:span text:style-name="T3">JUDAS<text:line-break/></text:span>On Thursday night you'll find him where you want him,<text:line-break/>Far from the crowds in the Garden of Gethsemane.</text:p>
      <text:p text:style-name="P2"><text:span text:style-name="T3">CHOIR<text:line-break/></text:span>Well done, Judas!<text:line-break/>Good old, Judas!</text:p>
      <text:h text:style-name="Heading_20_2" text:outline-level="2">15. T<text:span text:style-name="T30">he last supper </text:span>(Thursday night)</text:h>
      <text:p text:style-name="P2"><text:soft-page-break/><text:span text:style-name="T3">APOSTLES<text:line-break/></text:span><text:span text:style-name="T9">Refrain:<text:line-break/></text:span>Look at all my trials and tribulations<text:line-break/>Sinking in a gentle pool of wine.<text:line-break/>Don't disturb me now I can see the answers,<text:line-break/>Till this evening is this morning life is fine.<text:line-break/>Always hoped that I'd be an apostle,<text:line-break/>Knew that I would make it if I tried.<text:line-break/>Then when we retire we can write the gospels,<text:line-break/>So they'll still talk about us when we've died.</text:p>
      <text:p text:style-name="P2"><text:span text:style-name="T3">JESUS<text:line-break/></text:span>The end...<text:line-break/>Is just a little harder when brought about by friends...<text:line-break/>For all you care this wine could be my blood.<text:line-break/>For all you care this bread could be my body.<text:line-break/>The end!<text:line-break/>This is my blood you drink,<text:line-break/>This is my body you eat.<text:line-break/>If you would remember me when you eat and drink...</text:p>
      <text:p text:style-name="P2">I must be mad thinking I'll be remembered, yes,<text:line-break/>I must be out of my head!<text:line-break/>Look at your blank faces! My name will mean nothing,<text:line-break/>Ten minutes after I'm dead!<text:line-break/>One of you denies me,<text:line-break/>One of you betrays me.</text:p>
      <text:p text:style-name="P2"><text:span text:style-name="T3">APOSTLES<text:line-break/></text:span>How can you say that?<text:line-break/>Betray you? — Who? — Not me!<text:line-break/>Impossible!</text:p>
      <text:p text:style-name="P2"><text:span text:style-name="T3">JESUS<text:line-break/></text:span>Peter will deny me,<text:line-break/>In just a few hours,<text:line-break/>Three times will deny me — and that's not all I see,<text:line-break/>One of you here dining, one of my twelve chosen,<text:line-break/>Will leave to betray me.</text:p>
      <text:p text:style-name="P2"><text:span text:style-name="T3">JUDAS<text:line-break/></text:span>Cut out the dramatics! You know very well who!</text:p>
      <text:p text:style-name="P2"><text:span text:style-name="T3">JESUS<text:line-break/></text:span>Why don't you go do it?</text:p>
      <text:p text:style-name="P2"><text:span text:style-name="T3">JUDAS<text:line-break/></text:span>You want me to do it!</text:p>
      <text:p text:style-name="P2"><text:span text:style-name="T3">JESUS<text:line-break/></text:span>Hurry they are waiting!</text:p>
      <text:p text:style-name="P2"><text:span text:style-name="T3">JUDAS<text:line-break/></text:span>If you knew why I do it...</text:p>
      <text:p text:style-name="P2"><text:span text:style-name="T3">JESUS<text:line-break/></text:span>I don't care why you do it!</text:p>
      <text:p text:style-name="P2"><text:span text:style-name="T3">JUDAS<text:line-break/></text:span>To think I admired you,<text:line-break/>For now I despise you.</text:p>
      <text:p text:style-name="P2"><text:span text:style-name="T3">JESUS<text:line-break/></text:span>You liar — you Judas.</text:p>
      <text:p text:style-name="P2"><text:span text:style-name="T3">JUDAS<text:line-break/></text:span>You want me to do it!<text:line-break/>What if I just stayed here<text:line-break/>And ruined your ambition?<text:line-break/>Christ you deserve it!</text:p>
      <text:p text:style-name="P2"><text:soft-page-break/><text:span text:style-name="T3">JESUS<text:line-break/></text:span>Hurry you fool, hurry and go,<text:line-break/>Save me your speeches,<text:line-break/>I don't want to know — Go!</text:p>
      <text:p text:style-name="P2"><text:span text:style-name="T3">APOSTLES<text:line-break/></text:span><text:span text:style-name="T4">Refrain.</text:span><text:span text:style-name="T31"> </text:span>Look at all my trials …</text:p>
      <text:p text:style-name="P2"><text:span text:style-name="T3">JUDAS<text:line-break/></text:span>You sad pathetic man — see where you've brought us to<text:line-break/>Our ideals die around us all because of you.<text:line-break/>But now the saddest cut of all -<text:line-break/>Someone had to turn you in,<text:line-break/>Like a common criminal, like a wounded animal.<text:line-break/>Jaded mandarin, a jaded mandarin,<text:line-break/>Like a jaded, jaded, jaded, jaded, jaded mandarin.</text:p>
      <text:p text:style-name="P2"><text:span text:style-name="T3">JESUS<text:line-break/></text:span>Get out! They're waiting! Get out! They're waiting!<text:line-break/>Oh, they're waiting for you!</text:p>
      <text:p text:style-name="P2"><text:span text:style-name="T3">JUDAS<text:line-break/></text:span>Everytime I look at you I don't understand<text:line-break/>Why you let the things you did get so out of hand.<text:line-break/>You'd have managed better if you'd had it planned...</text:p>
      <text:p text:style-name="P2"><text:span text:style-name="T3">APOSTLES<text:line-break/></text:span>Look at all my trials and tribulations<text:line-break/>Sinking in a gentle pool of wine.<text:line-break/>Don't disturb me now I can see the answers,<text:line-break/>Till this evening is this morning life is fine.<text:line-break/>Always hoped that I'd be an apostle,<text:line-break/>Knew that I would make it if I tried.<text:line-break/>Then when we retire we can write the gospels,<text:line-break/>So they'll still talk about us when we've died.</text:p>
      <text:p text:style-name="P2"><text:span text:style-name="T3">JESUS<text:line-break/></text:span>Will no — one stay awake with me?<text:line-break/>Peter? John? James?<text:line-break/>Will none of you wait with me?<text:line-break/>Peter? John? James?</text:p>
      <text:h text:style-name="Heading_20_2" text:outline-level="2">16. I<text:span text:style-name="T32">n the garden of </text:span>G<text:span text:style-name="T32">ethsemane</text:span></text:h>
      <text:p text:style-name="P2"><text:span text:style-name="T3">JESUS<text:line-break/></text:span>I only want to say<text:line-break/>If there is a way,<text:line-break/>Take this cup away from me,<text:line-break/>For I don't want to taste its poison.<text:line-break/>Feel it burn me, I have changed,<text:line-break/>I'm not as sure as when we started.<text:line-break/>Then I was inspired,<text:line-break/>Now I'm sad and tired.<text:line-break/>Listen surely I've exceeded expectations<text:line-break/>Tried for three years seems like thirty,<text:line-break/>Could you ask as much from any other man?</text:p>
      <text:p text:style-name="P2">But if I die,<text:line-break/>See the saga through and do the things you ask of me.<text:line-break/>Let them hate me, hit me, hurt me, nail me to their tree.<text:line-break/>I'd want to know, I'd want to know, my God. <text:span text:style-name="T17">(×2)<text:line-break/></text:span>Want to see, I'd want to see, my God. <text:span text:style-name="T17">(×2)</text:span></text:p>
      <text:p text:style-name="P2">Why I should die?<text:line-break/>Would I be more noticed than I ever was before?<text:line-break/><text:soft-page-break/>Would the things I've said and done matter any more?<text:line-break/>I'd have to know, I'd have to know, my Lord. <text:span text:style-name="T17">(×2)<text:line-break/></text:span>Have to see, I'd have to see, my Lord. <text:span text:style-name="T17">(×2)<text:line-break/></text:span>If I die what will be my reward? <text:span text:style-name="T17">(×2)<text:line-break/></text:span>Have to know, I'd have to know, my Lord. <text:span text:style-name="T17">(×2)<text:line-break/></text:span>Why should I die?<text:line-break/>Oh, why should I die?</text:p>
      <text:p text:style-name="P2">Can you show me now that I would not be killed in vain?<text:line-break/>Show me just a little of your omnipresent brain.<text:line-break/>Show me there's reason for your wanting me to die,<text:line-break/>You're far to keen on where and how and not so hot on why.</text:p>
      <text:p text:style-name="P2">Alright, I'll die!<text:line-break/>Just watch me die!<text:line-break/>See how I die! <text:span text:style-name="T17">(×2)</text:span></text:p>
      <text:p text:style-name="P2">Then I was inspired,<text:line-break/>Now I'm sad and tired<text:line-break/>After all I've tried for three years, seems like ninety,<text:line-break/>Why then am I scared to finish what I started,<text:line-break/>What you started — I didn't started it.<text:line-break/>God, die will is hard,<text:line-break/>But you hold every card.<text:line-break/>I will drink your cup of poison,<text:line-break/>Nail me to your cross and break me,<text:line-break/>Bleed me, beat me, kill me, take me now — before I change my mind.</text:p>
      <text:h text:style-name="Heading_20_2" text:outline-level="2">17. T<text:span text:style-name="T33">he arrest</text:span></text:h>
      <text:p text:style-name="P2"><text:span text:style-name="T3">JUDAS<text:line-break/></text:span>There he is! They're all asleep, the fools!</text:p>
      <text:p text:style-name="P2"><text:span text:style-name="T3">JESUS<text:line-break/></text:span>Judas must you betray me with a kiss?</text:p>
      <text:p text:style-name="P2"><text:span text:style-name="T3">PETER<text:line-break/></text:span>What's the buzz? Tell me what's happening?</text:p>
      <text:p text:style-name="P2"><text:span text:style-name="T3">PETER</text:span> AND <text:span text:style-name="T3">APOSTLES<text:line-break/></text:span>What's the buzz? Tell me what's happening?<text:line-break/>Hang on Lord, we're gonna fight for you!</text:p>
      <text:p text:style-name="P2"><text:span text:style-name="T3">JESUS<text:line-break/></text:span>Put away your sword,<text:line-break/>Don't you know that it's all over?<text:line-break/>It was nice, but now it's gone.<text:line-break/>Why are you obsessed with fighting?<text:line-break/>Stick to fishing from now on.</text:p>
      <text:p text:style-name="P2"><text:span text:style-name="T3">CROWD</text:span> (individually)<text:line-break/>Tell me Christ how you feel tonight?<text:line-break/>Do you plan to put up a fight?<text:line-break/>Do you feel that you've had the breaks?<text:line-break/>What would you say where your big mistakes?<text:line-break/>Do you think that you may retire?<text:line-break/>Did you think you would get much higher?<text:line-break/>How do you view your coming trial?<text:line-break/>Have your men proved at all worth while?</text:p>
      <text:p text:style-name="P2">(together)<text:line-break/>Come with us to see Caiaphas,<text:line-break/>You'll just love the High Priest's house.<text:line-break/>You'll just love seeing Caiaphas,<text:line-break/>You'll just die in the High Priest's house.</text:p>
      <text:p text:style-name="P2"><text:soft-page-break/>(individually)<text:line-break/>Come on, God, this is not like you,<text:line-break/>Let us know what you're gonna do.<text:line-break/>You know what your supporters feel,<text:line-break/>You'll escape in the final reel.</text:p>
      <text:p text:style-name="P2">Tell me Christ how you feel tonight?<text:line-break/>Do you plan to put up a fight?<text:line-break/>Do you feel that you've had the breaks?<text:line-break/>What would you say where your big mistakes?</text:p>
      <text:p text:style-name="P2">(together)<text:line-break/>Come with us to see Caiaphas,<text:line-break/>You'll just love the High Priest's house.<text:line-break/>You'll just love seeing Caiaphas,<text:line-break/>You'll just die in the High Priest's house.</text:p>
      <text:p text:style-name="P2">Now we have him! Now we've got him! <text:span text:style-name="T17">(×4)</text:span></text:p>
      <text:p text:style-name="P2"><text:span text:style-name="T3">CAIAPHAS<text:line-break/></text:span>Jesus, you must realize the serious charges facing you.<text:line-break/>You say you're the Son of God<text:line-break/>In all your handouts — well, is it true?</text:p>
      <text:p text:style-name="P2"><text:span text:style-name="T3">JESUS<text:line-break/></text:span>That's what you say — you say that I am.</text:p>
      <text:p text:style-name="P2"><text:span text:style-name="T3">ANNAS<text:line-break/></text:span>There you have it, gentlemen -<text:line-break/>What more evidence do we need?<text:line-break/>Judas, thank you for the victim -<text:line-break/>Stay a while you'll see it bleed!</text:p>
      <text:p text:style-name="P2"><text:span text:style-name="T3">CROWD<text:line-break/></text:span>Now we have him! Now we have got him! <text:span text:style-name="T17">(×4)<text:line-break/></text:span>Take him to Pilate! <text:span text:style-name="T17">(×4)</text:span></text:p>
      <text:h text:style-name="Heading_20_2" text:outline-level="2">18. <text:span text:style-name="T34">Peter’s denial</text:span></text:h>
      <text:p text:style-name="P2"><text:span text:style-name="T3">MAID BY THE FIRE<text:line-break/></text:span>I think I've seen you somewhere — I remember<text:line-break/>You were with that man they took away.<text:line-break/>I recognise your face.</text:p>
      <text:p text:style-name="P2"><text:span text:style-name="T3">PETER<text:line-break/></text:span>You've got the wrong man lady, I don't know him.<text:line-break/>And I wasn't where he was tonight — never near the place.</text:p>
      <text:p text:style-name="P2"><text:span text:style-name="T3">SOLDIER<text:line-break/></text:span>That's strange for I am sure I saw you with him,<text:line-break/>You were rigth by his side and yet you denied.</text:p>
      <text:p text:style-name="P2"><text:span text:style-name="T3">PETER<text:line-break/></text:span>I tell you I was never ever with him!</text:p>
      <text:p text:style-name="P2"><text:span text:style-name="T3">OLD MAN<text:line-break/></text:span>But I saw you too — he looked just like you.</text:p>
      <text:p text:style-name="P2"><text:span text:style-name="T3">PETER<text:line-break/></text:span>I don't know him!</text:p>
      <text:p text:style-name="P2"><text:span text:style-name="T3">MARY MAGDALENE<text:line-break/></text:span>Peter — don't you know what you have said<text:line-break/>You've gone and cut him dead?</text:p>
      <text:p text:style-name="P2"><text:span text:style-name="T3">PETER<text:line-break/></text:span>I had to do it don't you see?<text:line-break/>Or else they'd go for me.</text:p>
      <text:p text:style-name="P2"><text:span text:style-name="T3">MARY MAGDALENE<text:line-break/></text:span>It's what he told us you would do -<text:line-break/>I wonder how he knew...</text:p>
      <text:h text:style-name="Heading_20_2" text:outline-level="2"><text:soft-page-break/>19. <text:span text:style-name="T35">Pilate and Christ </text:span>(Friday)</text:h>
      <text:p text:style-name="P2"><text:span text:style-name="T3">PILATE<text:line-break/></text:span>Who is this broken man, cluttering up my hallway?<text:line-break/>Who is this unfortunate?</text:p>
      <text:p text:style-name="P2"><text:span text:style-name="T3">SOLDIER<text:line-break/></text:span>Someone Christ — King of the Jews!</text:p>
      <text:p text:style-name="P2"><text:span text:style-name="T3">PILATE<text:line-break/></text:span>Oh, so this is Jesus Christ, I am really quite surprised,<text:line-break/>You look so small — not a king at all.<text:line-break/>We all know that you are news — but are you king?<text:line-break/>King of the Jews?</text:p>
      <text:p text:style-name="P2"><text:span text:style-name="T3">JESUS<text:line-break/></text:span>That's what you say.</text:p>
      <text:p text:style-name="P2"><text:span text:style-name="T3">PILATE<text:line-break/></text:span>What do you mean by that?<text:line-break/>That is not an answer.<text:line-break/>You're deep in trouble, friend -<text:line-break/>Someone Christ — King of the Jews.<text:line-break/>How can someone in your state be so cool about your fate?<text:line-break/>An amazing thing — this silent king.<text:line-break/>Since you come from Galilee then you need not come to me -<text:line-break/>You're Herod's race! You're Herod's case!</text:p>
      <text:p text:style-name="P2"><text:span text:style-name="T3">MOB<text:line-break/></text:span>Hosanna, Heysanna, Sanna Sanna Ho,<text:line-break/><text:span text:style-name="T22">Sanna Hey, Sanna Ho, Sanna.<text:line-break/></text:span>Hey, JC, JC, please explain to me:<text:line-break/>You had everything, where is it now?</text:p>
      <text:h text:style-name="Heading_20_2" text:outline-level="2">20. K<text:span text:style-name="T35">ing Herod’s song</text:span></text:h>
      <text:p text:style-name="P2"><text:span text:style-name="T3">HEROD<text:line-break/></text:span><text:span text:style-name="T10">1. </text:span>Jesus, I am overjoyed to meet you face to face.<text:line-break/>You've been getting quite a name all around to place.<text:line-break/>Healing cripples raising from the dead,<text:line-break/>And now I understand you're God -<text:line-break/>At least that's what you've said.</text:p>
      <text:p text:style-name="P2"><text:span text:style-name="T10">R. </text:span>So you are the Christ, you're the great Jesus Christ,<text:line-break/>Prove to me that you're divine — change my water into wine.<text:line-break/>That's all you need do and I'll know it's all true.<text:line-break/>C'mon, King of the Jews!</text:p>
      <text:p text:style-name="P2"><text:span text:style-name="T10">2. </text:span>Jesus, you just won't believe the hit you've made around here,<text:line-break/>You are all we talk about the wonder of the year.<text:line-break/>Oh, what a pity if it's all a lie,<text:line-break/>Still I'm sure that you can rock the cynics if you try.</text:p>
      <text:p text:style-name="P2"><text:span text:style-name="T10">R. </text:span>So you are the Christ, you're the great Jesus Christ,<text:line-break/>Prove to me that you're no fool — walk across my swimming pool.<text:line-break/>If you do that for me then I'll let you go free,<text:line-break/>C'mon, King of the Jews!</text:p>
      <text:p text:style-name="P2"><text:span text:style-name="T10">3. </text:span>I only ask things I'd ask any superstar,<text:line-break/>What is it that you have got that puts you where you are?<text:line-break/>Oh, I'm waiting, yes I'm a captive fan.<text:line-break/>I'm dying to be shown that you are not just any man.</text:p>
      <text:p text:style-name="P2"><text:span text:style-name="T10">R. </text:span>So if you are the Christ, yes, the great Jesus Christ,<text:line-break/>Feed my household with this bread — you can't do it on your head!<text:line-break/>Or has something gone wrong?<text:line-break/><text:soft-page-break/>Why do you take so long?<text:line-break/>C'mon, King of the Jews!</text:p>
      <text:p text:style-name="P2">Hey! Aren't you scared of me Christ? Mr. Wonderful Christ!<text:line-break/>You're a joke you're not the Lord — you're nothing but a fraud!<text:line-break/>Take him away — he's got nothing to say!</text:p>
      <text:p text:style-name="P2">Get out you King of the...<text:line-break/>Get out!<text:line-break/>Get out you King of the Jews! <text:span text:style-name="T17">(×2)<text:line-break/></text:span>Get out of my life!</text:p>
      <text:h text:style-name="Heading_20_2" text:outline-level="2">21. <text:span text:style-name="T36">Judas’s death</text:span></text:h>
      <text:p text:style-name="P2"><text:span text:style-name="T3">JUDAS<text:line-break/></text:span>My God! I saw him — he looked three-quarters dead!<text:line-break/>And he was so bad I had to turn my head,<text:line-break/>You beat him so hard that he was bent and lame,<text:line-break/>And I know who everybody's gonna blame.<text:line-break/>I don't believe he knows I acted for our good,<text:line-break/>I'd save him all this suffering if I could,<text:line-break/>Don't believe...our good...save him...if I could...</text:p>
      <text:p text:style-name="P2"><text:span text:style-name="T3">PRIEST 3<text:line-break/></text:span>Cut the confessions, forget the excuses,<text:line-break/>I don't understand why you're filled with remorse.<text:line-break/>All that you've said has come true with a vengeance,<text:line-break/>The mob turned against him — you backed the right horse.</text:p>
      <text:p text:style-name="P2"><text:span text:style-name="T3">CAIAPHAS<text:line-break/></text:span>What you have done will be the saving of Israel,<text:line-break/>You'll be remembered forever for this.<text:line-break/>And not only that you've been paid for your efforts,<text:line-break/>Pretty good wages for one little kiss.</text:p>
      <text:p text:style-name="P2"><text:span text:style-name="T3">JUDAS<text:line-break/></text:span>Christ! I know you can't hear me,<text:line-break/>But I only did what you wanted me to.<text:line-break/>Christ! I'd sell out the nation,<text:line-break/>For I have been saddled with the murder of you.</text:p>
      <text:p text:style-name="P2">I have been spattered with innocent blood,<text:line-break/>I shall be dragged through the slime and the mud. <text:span text:style-name="T17">(×2)</text:span></text:p>
      <text:p text:style-name="P2">I don't know how to love him,<text:line-break/>I don't know why he moves me.<text:line-break/>He's a man, he's just a man,<text:line-break/>He's not a king — he's just the same,<text:line-break/>As anyone I know<text:line-break/>He scares me so.<text:line-break/>When he's cold and dead will he let me be?<text:line-break/>Does he love, does he love me too? Does he care for me?</text:p>
      <text:p text:style-name="P2">My mind is darkness now -<text:line-break/>My God, I'm sick I've been used<text:line-break/>And you knew all the time.<text:line-break/>God! I'll never ever know why you chose me for your crime.<text:line-break/>Your foul bloody crime.<text:line-break/>You have murdered me! murdered me!</text:p>
      <text:p text:style-name="P2"><text:span text:style-name="T3">CHOIR<text:line-break/></text:span>Poor old Judas,<text:line-break/>So long Judas...</text:p>
      <text:h text:style-name="Heading_20_2" text:outline-level="2">22. T<text:span text:style-name="T37">rial before Pilate</text:span></text:h>
      <text:p text:style-name="P2"><text:soft-page-break/><text:span text:style-name="T3">PILATE<text:line-break/></text:span>And so, the King is once again my guest.<text:line-break/>And why is this? Was Herod unimpressed?</text:p>
      <text:p text:style-name="P2"><text:span text:style-name="T3">CAIAPHAS<text:line-break/></text:span>We turn to Rome to sentence Nazareth,<text:line-break/>We have no law to put a man to death.<text:line-break/>We need him crusified — it's all you have to do. <text:span text:style-name="T17">(×2)</text:span></text:p>
      <text:p text:style-name="P2"><text:span text:style-name="T3">PILATE<text:line-break/></text:span>Talk to me, Jesus Christ,<text:line-break/>You have been brought here manacled, beaten<text:line-break/>By your own people — do you have<text:line-break/>The first idea why you deserve it?<text:line-break/>Listen, King of the Jews,<text:line-break/>Where is your Kingdom?<text:line-break/>Look at me — am I a Jew?</text:p>
      <text:p text:style-name="P2"><text:span text:style-name="T3">JESUS<text:line-break/></text:span>I have got no Kingdom in this world -<text:line-break/>I'm through, through, through...</text:p>
      <text:p text:style-name="P2"><text:span text:style-name="T3">MOB<text:line-break/></text:span>Talk to me, Jesus Christ...</text:p>
      <text:p text:style-name="P2"><text:span text:style-name="T3">JESUS<text:line-break/></text:span>There may be a Kingdom for me somewhere — if I only knew...</text:p>
      <text:p text:style-name="P2"><text:span text:style-name="T3">PILATE<text:line-break/></text:span>Then you're a King?</text:p>
      <text:p text:style-name="P2"><text:span text:style-name="T3">JESUS<text:line-break/></text:span>It's you that say I am.<text:line-break/>I look for truth and find that I get damned.</text:p>
      <text:p text:style-name="P2"><text:span text:style-name="T3">PILATE<text:line-break/></text:span>But what is truth? Is truth unchanging law?<text:line-break/>We both have truths — are mine the same as your?</text:p>
      <text:p text:style-name="P2"><text:span text:style-name="T3">MOB<text:line-break/></text:span>Crusify him! <text:span text:style-name="T17">(×2)</text:span></text:p>
      <text:p text:style-name="P2"><text:span text:style-name="T3">PILATE<text:line-break/></text:span>What do you mean? You'd crusify your King?</text:p>
      <text:p text:style-name="P2"><text:span text:style-name="T3">MOB<text:line-break/></text:span>We have no King but Caesar!</text:p>
      <text:p text:style-name="P2"><text:span text:style-name="T3">PILATE<text:line-break/></text:span>He's done no wrong — no not the slightest thing.</text:p>
      <text:p text:style-name="P2"><text:span text:style-name="T3">MOB<text:line-break/></text:span>We have no King but Caesar!<text:line-break/>Crusify him!</text:p>
      <text:p text:style-name="P2"><text:span text:style-name="T3">PILATE<text:line-break/></text:span>I see no reason, I find no evil,<text:line-break/>This man is harmless so why does he upset you?<text:line-break/>He's just misguided — thinks he's important,<text:line-break/>But to keep you vultures happy I shall flog him!</text:p>
      <text:p text:style-name="P2"><text:span text:style-name="T3">MOB<text:line-break/></text:span>Crusify him! Crusify him! Crusify! Crusify! Crusify! Crusify!...</text:p>
      <text:p text:style-name="P2">(39 lashes)</text:p>
      <text:p text:style-name="P2"><text:span text:style-name="T3">PILATE<text:line-break/></text:span>Where are you from, Jesus? What do you want, Jesus? Tell me.<text:line-break/>You've got to be careful — you could be dead soon — could well be.<text:line-break/>Why do you not speak when I have your life in my hands?<text:line-break/>How can you stay quiet? I don't believe you understand.</text:p>
      <text:p text:style-name="P2"><text:span text:style-name="T3">JESUS<text:line-break/></text:span>You have nothing in your hands.<text:line-break/><text:soft-page-break/>Any power you have comes to you from far beyond.<text:line-break/>Everything is fixed and you can't change it.</text:p>
      <text:p text:style-name="P2"><text:span text:style-name="T3">PILATE<text:line-break/></text:span>You're a fool, Jesus Christ — how can I help you?</text:p>
      <text:p text:style-name="P2"><text:span text:style-name="T3">MOB<text:line-break/></text:span>Pilate! Crusify him! Crusify!<text:line-break/>Remember Caesar — you have a duty<text:line-break/>To keep the peace, so crusify him!<text:line-break/>Remember Caesar — you'll be demoted,<text:line-break/>You'll be deported. Crusify him! <text:span text:style-name="T17">(×3)</text:span></text:p>
      <text:p text:style-name="P2"><text:span text:style-name="T3">PILATE<text:line-break/></text:span>Don't let me stop your great self-destruction.<text:line-break/>Die, if you want to, you misguided martyr!<text:line-break/>I wash my hands of your demolition.<text:line-break/>Die, if you want to, you innocent puppet!</text:p>
      <text:h text:style-name="Heading_20_2" text:outline-level="2">23. S<text:span text:style-name="T38">uperstar</text:span></text:h>
      <text:p text:style-name="P2"><text:span text:style-name="T3">VOICE OF JUDAS<text:line-break/></text:span><text:span text:style-name="T11">1. </text:span>Everytime I look at you I don't understand,<text:line-break/>Why you let the things you did get so out of hand?<text:line-break/>You'd have managed better if you'd had it planned,<text:line-break/>Why'd you choose such a backward time and such a strange land?<text:line-break/>If you'd come today you could have reached a whole nation,<text:line-break/>Israel in 4 BC had no mass communication.</text:p>
      <text:p text:style-name="P2"><text:span text:style-name="T5">Refrain:<text:line-break/></text:span><text:span text:style-name="T3">JUDAS</text:span> AND GIRLS<text:line-break/>Don't you get me wrong...<text:line-break/>Only want to know...</text:p>
      <text:p text:style-name="P2"><text:span text:style-name="T3">ANGELS<text:line-break/></text:span>Jesus Christ, Jesus Christ,<text:line-break/>Who are you? What have you sacrificed? <text:span text:style-name="T17">(×2)<text:line-break/></text:span>Jesus Christ, Superstar,<text:line-break/>Do you think you're what they say you are? <text:span text:style-name="T17">(×2)</text:span></text:p>
      <text:p text:style-name="P2"><text:span text:style-name="T3">VOICE OF JUDAS<text:line-break/></text:span><text:span text:style-name="T11">2. </text:span>Tell me what you think about your friends at the top,<text:line-break/>Who'd you think besides yourself's the pick of the crop?<text:line-break/>Buddha was he where it's at? Is he where you are?<text:line-break/>Could Mahomet move a mountain or was that just PR?<text:line-break/>Did you mean to die like that? Was that a mistake or<text:line-break/>Did you know your messy death would be a recor<text:span text:style-name="T40">d</text:span>-breaker?</text:p>
      <text:p text:style-name="P2"><text:span text:style-name="T5">Refrain.</text:span></text:p>
      <text:h text:style-name="Heading_20_2" text:outline-level="2">24. T<text:span text:style-name="T39">he crucifixion</text:span></text:h>
      <text:p text:style-name="P2"><text:span text:style-name="T3">JESUS<text:line-break/></text:span>God, forgive them — they don't know what they're doing.<text:line-break/>Who is my mother? Where is my mother?<text:line-break/>My God, why have you forgotten me?<text:line-break/>I am thirsty! Oh God! I am thirsty!<text:line-break/>It is finished.<text:line-break/>Father, into your hands I commend my spir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adornments="Black" style:font-pitch="variable"/>
    <style:font-face style:name="Lato Light" svg:font-family="'Lato Light'" style:font-pitch="variable"/>
    <style:font-face style:name="YaleNew" svg:font-family="YaleNew" style:font-adornments="Roman" style:font-pitch="variable"/>
    <style:font-face style:name="yaledessmacap-webfont" svg:font-family="yaledessmacap-webfont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style:writing-mode="page"/>
      <style:text-properties style:font-name="YaleNew" fo:font-family="YaleNew" style:font-style-name="Roman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>
      <style:text-properties style:font-name="Lato Light" fo:font-size="9pt" style:font-size-asian="9pt" style:font-size-complex="9pt"/>
    </style:style>
    <style:style style:name="MT1" style:family="text">
      <style:text-properties officeooo:rsid="004a858f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1.9709in" fo:margin-right="1.8634in" fo:background-color="transparent" style:writing-mode="lr-tb" draw:fill="none" draw:fill-color="#000033" draw:opacity="100%" draw:fill-image-width="0in" draw:fill-image-height="0in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draw:frame draw:style-name="Mfr1" draw:name="Frame1" text:anchor-type="paragraph" svg:x="5.3311in" svg:y="2.6165in" svg:width="0.9654in" draw:z-index="16"><draw:text-box fo:min-height="0.4193in"><text:p text:style-name="MP1"><text:span text:style-name="MT1">page </text:span><text:page-number text:select-page="current">15</text:page-number> <text:span text:style-name="MT1">of </text:span><text:span text:style-name="MT1"><text:page-count>17</text:page-count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2-23T23:48:32.109574850</dc:date>
    <meta:editing-duration>PT2H24M45S</meta:editing-duration>
    <meta:editing-cycles>48</meta:editing-cycles>
    <meta:document-statistic meta:table-count="0" meta:image-count="0" meta:object-count="0" meta:page-count="17" meta:paragraph-count="244" meta:word-count="5516" meta:character-count="28522" meta:non-whitespace-character-count="23165"/>
  </office:meta>
</office:document-meta>
</file>